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5.0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l1Label</text:p>
          </table:table-cell>
          <table:table-cell office:value-type="string">
            <text:p>Col2Date</text:p>
          </table:table-cell>
          <table:table-cell office:value-type="string">
            <text:p>Col3Number</text:p>
          </table:table-cell>
          <table:table-cell office:value-type="string">
            <text:p>Col4Boolean</text:p>
          </table:table-cell>
          <table:table-cell office:value-type="string">
            <text:p>Col4NumFormula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ne</text:p>
          </table:table-cell>
          <table:table-cell table:style-name="ce1" office:value-type="date" office:date-value="2010-09-07">
            <text:p>07/09/2010</text:p>
          </table:table-cell>
          <table:table-cell office:value-type="float" office:value="75">
            <text:p>75</text:p>
          </table:table-cell>
          <table:table-cell table:style-name="ce2" table:formula="of:=TRUE()" office:value-type="boolean" office:boolean-value="true">
            <text:p>WAAR</text:p>
          </table:table-cell>
          <table:table-cell table:formula="of:=[.D3]" office:value-type="float" office:value="75">
            <text:p>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wo</text:p>
          </table:table-cell>
          <table:table-cell table:style-name="ce1" office:value-type="date" office:date-value="2010-09-08">
            <text:p>08/09/2010</text:p>
          </table:table-cell>
          <table:table-cell office:value-type="float" office:value="42">
            <text:p>42</text:p>
          </table:table-cell>
          <table:table-cell table:style-name="ce2" table:formula="of:=FALSE()" office:value-type="boolean" office:boolean-value="false">
            <text:p>ONWAAR</text:p>
          </table:table-cell>
          <table:table-cell table:formula="of:=[.F3]+[.D4]" office:value-type="float" office:value="117">
            <text:p>11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ree</text:p>
          </table:table-cell>
          <table:table-cell table:style-name="ce1" office:value-type="date" office:date-value="2010-09-09">
            <text:p>09/09/2010</text:p>
          </table:table-cell>
          <table:table-cell office:value-type="float" office:value="93">
            <text:p>93</text:p>
          </table:table-cell>
          <table:table-cell table:style-name="ce2" table:formula="of:=TRUE()" office:value-type="boolean" office:boolean-value="true">
            <text:p>WAAR</text:p>
          </table:table-cell>
          <table:table-cell table:formula="of:=[.F4]+[.D5]" office:value-type="float" office:value="210">
            <text:p>21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19:54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Casters</meta:initial-creator>
    <meta:creation-date>2010-09-07T17:08:18</meta:creation-date>
    <dc:creator>Matt Casters</dc:creator>
    <dc:date>2010-09-07T17:15:32</dc:date>
    <meta:document-statistic meta:table-count="3" meta:cell-count="20" meta:object-count="0"/>
    <meta:generator>OpenOffice.org/3.2$Linux OpenOffice.org_project/320m19$Build-9505</meta:generator>
  </office:meta>
</office:document-meta>
</file>